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6" style:family="paragraph">
      <style:text-properties fo:font-size="18pt" style:text-underline-style="solid" style:text-underline-width="auto" style:text-underline-color="font-color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9" style:family="paragraph">
      <style:text-properties fo:font-family="'Liberation Mono'" style:font-family-generic="modern" style:font-pitch="variable" fo:font-size="20pt" style:font-size-asian="20pt" style:font-size-complex="20pt"/>
    </style:style>
    <style:style style:name="P20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style:paragraph-properties fo:margin-top="0.051cm" fo:margin-bottom="0.051cm"/>
    </style:style>
    <style:style style:name="P26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0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1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3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6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9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family="'Liberation Mono'" style:font-family-generic="modern" style:font-pitch="fixed" fo:font-size="22pt" style:font-size-asian="22pt" style:font-size-complex="22pt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family="'Liberation Mono'" style:font-family-generic="modern" style:font-pitch="fixed" fo:font-size="20pt" style:font-size-asian="20pt" style:font-size-complex="20pt"/>
    </style:style>
    <style:style style:name="T36" style:family="text">
      <style:text-properties fo:font-family="'Liberation Mono'" style:font-family-generic="modern" style:font-pitch="variable" fo:font-size="20pt" style:font-size-asian="20pt" style:font-size-complex="20pt"/>
    </style:style>
    <style:style style:name="T37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38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39" style:family="text">
      <style:text-properties fo:font-family="'Liberation Mono'" style:font-family-generic="modern" style:font-pitch="fixed" fo:font-size="24pt" style:font-size-asian="24pt" style:font-size-complex="24pt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4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45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4-03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<text:a xlink:href="#Problem" xlink:type="simple">Problem</text:a></text:p>
              </text:list-item>
              <text:list-item>
                <text:p><text:a xlink:href="#Solution" xlink:type="simple">Solution: New reader abbreviations</text:a></text:p>
                <text:list>
                  <text:list-item>
                    <text:p><text:a xlink:href="#c-expressions" xlink:type="simple">Curly-infix-expressions (c-expressions)</text:a></text:p>
                  </text:list-item>
                  <text:list-item>
                    <text:p><text:a xlink:href="#n-expressions" xlink:type="simple">Neoteric-expressions (n-expressions)</text:a></text:p>
                  </text:list-item>
                  <text:list-item>
                    <text:p><text:a xlink:href="#t-expressions" xlink:type="simple">Sweet-expressions (t-expressions)</text:a></text:p>
                  </text:list-item>
                </text:list>
              </text:list-item>
              <text:list-item>
                <text:p><text:a xlink:href="#Tools" xlink:type="simple">Tools</text:a> &amp; <text:a xlink:href="#SRFIs" xlink:type="simple">SRFIs</text:a></text:p>
              </text:list-item>
              <text:list-item>
                <text:p><text:a xlink:href="#Conclusions" xlink:type="simple">Conclusions</text:a></text:p>
              </text:list-item>
              <text:list-item>
                <text:p><text:a xlink:href="#About Lisp" xlink:type="simple">Appendix: About Lisp</text:a>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-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  <text:list-item>
                <text:p>Ideally,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8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2">Curly-infix: Add infix operations in a Lispy way</text:span></text:p>
                  </text:list-item>
                  <text:list-item>
                    <text:p><text:span text:style-name="T12">Neoteric: An f(...) maps to (f …)</text:span></text:p>
                  </text:list-item>
                  <text:list-item>
                    <text:p><text:span text:style-name="T12">Sweet: Deduces parentheses from indentation</text:span></text:p>
                  </text:list-item>
                </text:list>
              </text:list-item>
              <text:list-item>
                <text:p><text:span text:style-name="T14">You can </text:span><text:span text:style-name="T11">update your reader</text:span><text:span text:style-name="T14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4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5">S-expressions, + curly braces {...} contain an “infix list”</text:span></text:p>
              </text:list-item>
              <text:list-item>
                <text:p><text:span text:style-name="T15">A “simple infix list” represents </text:span><text:span text:style-name="T16">one</text:span><text:span text:style-name="T17"> operation in infix order</text:span><text:span text:style-name="T15">:</text:span></text:p>
                <text:list>
                  <text:list-item>
                    <text:p><text:span text:style-name="T18">An odd number of parameters</text:span></text:p>
                  </text:list-item>
                  <text:list-item>
                    <text:p><text:span text:style-name="T18">At least 3 parameters, and</text:span></text:p>
                  </text:list-item>
                  <text:list-item>
                    <text:p><text:span text:style-name="T18">All even parameters equal</text:span></text:p>
                    <text:p><text:span text:style-name="T18">… </text:span><text:span text:style-name="T18">maps to “(even-param odd-params)”</text:span></text:p>
                  </text:list-item>
                  <text:list-item>
                    <text:p><text:span text:style-name="T18">So {a + b + c} </text:span><text:span text:style-name="T19">►</text:span><text:span text:style-name="T18"> (+ a b c)</text:span></text:p>
                  </text:list-item>
                </text:list>
              </text:list-item>
              <text:list-item>
                <text:p><text:span text:style-name="T15">Empty {} </text:span><text:span text:style-name="T20">►(); escaping {e} ►e; unary-op {a b}►(a b)</text:span></text:p>
              </text:list-item>
              <text:list-item>
                <text:p><text:span text:style-name="T15">Otherwise maps to “($nfx$ parameters)” – homoiconic</text:span></text:p>
              </text:list-item>
              <text:list-item>
                <text:p><text:span text:style-name="T15">No built-in precedence, use another {…} for embedded list</text:span></text:p>
              </text:list-item>
              <text:list-item>
                <text:p><text:span text:style-name="T15">List items are actually neoteric-expressions (described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8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1">Basics</text:span></text:p>
                <text:p text:style-name="P9"><text:span text:style-name="T21"/></text:p>
                <text:p text:style-name="P9"><text:span text:style-name="T6">{n &lt;= 2}</text:span></text:p>
                <text:p text:style-name="P9"><text:span text:style-name="T22">↓</text:span></text:p>
                <text:p text:style-name="P9"><text:span text:style-name="T22">(&lt;= n 2)</text:span></text:p>
                <text:p text:style-name="P9"><text:span text:style-name="T22"/></text:p>
                <text:p text:style-name="P9"><text:span text:style-name="T22"/></text:p>
              </table:table-cell>
              <table:table-cell>
                <text:p text:style-name="P3"><text:span text:style-name="T21">Multiple operands</text:span></text:p>
                <text:p text:style-name="P3"><text:span text:style-name="T23"/></text:p>
                <text:p text:style-name="P3"><text:span text:style-name="T24">{2 * 3 * 4}</text:span></text:p>
                <text:p text:style-name="P3"><text:span text:style-name="T25">↓</text:span></text:p>
                <text:p text:style-name="P3"><text:span text:style-name="T25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6">No precedence</text:span></text:p>
                <text:p text:style-name="P3"><text:span text:style-name="T21"/></text:p>
                <text:p text:style-name="P3"><text:span text:style-name="T6">{2 + {3 * 4}}</text:span></text:p>
                <text:p text:style-name="P3"><text:span text:style-name="T22">↓</text:span></text:p>
                <text:p text:style-name="P3"><text:span text:style-name="T22">(+ 2 (* 3 4))</text:span></text:p>
              </table:table-cell>
              <table:table-cell>
                <text:p text:style-name="P3"><text:span text:style-name="T21">Mixed operators</text:span></text:p>
                <text:p text:style-name="P3"><text:span text:style-name="T21"/></text:p>
                <text:p text:style-name="P3"><text:span text:style-name="T6">{2 + 3 * 4}</text:span></text:p>
                <text:p text:style-name="P3"><text:span text:style-name="T22">↓</text:span></text:p>
                <text:p text:style-name="P3"><text:span text:style-name="T22">($nfx$ 2 + 3 * 4)</text:span></text:p>
                <text:p text:style-name="P3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text-style-name="P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’s a child, previous line’s its parent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0.902cm" svg:height="1.043cm" svg:x="3.99cm" svg:y="18.769cm">
          <draw:text-box>
            <text:p><text:span text:style-name="T27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6" draw:text-style-name="P3" draw:layer="layout" svg:width="12.146cm" svg:height="6.093cm" svg:x="0.762cm" svg:y="7.877cm">
          <text:p/>
        </draw:rect>
        <draw:frame draw:style-name="gr5" draw:text-style-name="P12" xml:id="id4" draw:id="id4" draw:layer="layout" svg:width="17.571cm" svg:height="1.825cm" svg:x="5.588cm" svg:y="18.495cm">
          <draw:text-box>
            <text:p><text:span text:style-name="T28">A sweet-expression reader would accept </text:span><text:span text:style-name="T29">either</text:span><text:span text:style-name="T30"> format;</text:span></text:p>
            <text:p><text:span text:style-name="T30">this backwards compatibility eases transition</text:span></text:p>
          </draw:text-box>
        </draw:frame>
        <draw:g xml:id="id2" draw:id="id2">
          <draw:frame draw:style-name="gr2" draw:text-style-name="P13" draw:layer="layout" svg:width="3.41cm" svg:height="3.079cm" svg:x="11.576cm" svg:y="4.472cm">
            <draw:text-box>
              <text:p><text:span text:style-name="T31">Traditional</text:span></text:p>
              <text:p><text:span text:style-name="T31">function</text:span></text:p>
              <text:p><text:span text:style-name="T31">call</text:span></text:p>
              <text:p><text:span text:style-name="T31">notation</text:span></text:p>
            </draw:text-box>
          </draw:frame>
          <draw:line draw:style-name="gr4" draw:text-style-name="P3" draw:layer="layout" svg:x1="11.576cm" svg:y1="6.25cm" svg:x2="8.89cm" svg:y2="8.79cm">
            <text:p/>
          </draw:line>
          <draw:frame draw:style-name="gr2" draw:text-style-name="P13" draw:layer="layout" svg:width="3.986cm" svg:height="2.372cm" svg:x="1.016cm" svg:y="14.378cm">
            <draw:text-box>
              <text:p><text:span text:style-name="T31">Indentation</text:span></text:p>
              <text:p><text:span text:style-name="T31">implies</text:span></text:p>
              <text:p><text:span text:style-name="T31">parentheses</text:span></text:p>
            </draw:text-box>
          </draw:frame>
          <draw:line draw:style-name="gr4" draw:text-style-name="P3" draw:layer="layout" svg:x1="1.778cm" svg:y1="14.378cm" svg:x2="2.286cm" svg:y2="10.568cm">
            <text:p/>
          </draw:line>
          <draw:frame draw:style-name="gr2" draw:text-style-name="P13" draw:layer="layout" svg:width="4.028cm" svg:height="0.958cm" svg:x="10.922cm" svg:y="14.436cm">
            <draw:text-box>
              <text:p><text:span text:style-name="T31">Finally! Infix!</text:span></text:p>
            </draw:text-box>
          </draw:frame>
          <draw:line draw:style-name="gr4" draw:text-style-name="P3" draw:layer="layout" svg:x1="11.43cm" svg:y1="14.436cm" svg:x2="6.35cm" svg:y2="10.06cm">
            <text:p/>
          </draw:line>
          <draw:frame draw:style-name="gr2" draw:text-style-name="P13" draw:layer="layout" svg:width="12.766cm" svg:height="1.665cm" svg:x="5.251cm" svg:y="16.156cm">
            <draw:text-box>
              <text:p><text:span text:style-name="T31">Simple paren-free calls (if it has</text:span></text:p>
              <text:p><text:span text:style-name="T31">parameters &amp; starts with the function name)</text:span></text:p>
            </draw:text-box>
          </draw:frame>
          <draw:line draw:style-name="gr4" draw:text-style-name="P3" draw:layer="layout" svg:x1="7.874cm" svg:y1="16.156cm" svg:x2="5.842cm" svg:y2="11.838cm">
            <text:p/>
          </draw:line>
        </draw:g>
        <draw:frame draw:style-name="gr2" draw:text-style-name="P14" draw:layer="layout" svg:width="5.519cm" svg:height="0.963cm" svg:x="4.9cm" svg:y="6.604cm">
          <draw:text-box>
            <text:p><text:span text:style-name="T32">Sweet-expression</text:span></text:p>
          </draw:text-box>
        </draw:frame>
        <draw:frame draw:style-name="gr7" draw:text-style-name="P15" draw:layer="layout" svg:width="10.16cm" svg:height="3.755cm" svg:x="0.762cm" svg:y="8.382cm">
          <draw:text-box>
            <text:p><text:span text:style-name="T33">define fibfast(n)</text:span></text:p>
            <text:p><text:span text:style-name="T33"><text:s text:c="2"/></text:span><text:span text:style-name="T33">if {n &lt; 2}</text:span></text:p>
            <text:p><text:span text:style-name="T33"><text:s text:c="5"/></text:span><text:span text:style-name="T33">n</text:span></text:p>
            <text:p><text:span text:style-name="T33"><text:s text:c="5"/></text:span><text:span text:style-name="T33">fibup n 2 1 0</text:span></text:p>
          </draw:text-box>
        </draw:frame>
        <draw:g xml:id="id3" draw:id="id3">
          <draw:custom-shape draw:style-name="gr8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2.146cm" svg:height="6.093cm" svg:x="14.616cm" svg:y="7.877cm">
            <text:p/>
          </draw:rect>
          <draw:frame draw:style-name="gr2" draw:text-style-name="P14" draw:layer="layout" svg:width="4.193cm" svg:height="0.963cm" svg:x="18.921cm" svg:y="6.604cm">
            <draw:text-box>
              <text:p><text:span text:style-name="T32">S-expression</text:span></text:p>
            </draw:text-box>
          </draw:frame>
          <draw:frame draw:style-name="gr7" draw:text-style-name="P15" draw:layer="layout" svg:width="11.776cm" svg:height="3.755cm" svg:x="14.657cm" svg:y="8.437cm">
            <draw:text-box>
              <text:p><text:span text:style-name="T33">(define (fibfast n)</text:span></text:p>
              <text:p><text:span text:style-name="T33"><text:s text:c="2"/></text:span><text:span text:style-name="T33">(if (&lt; n 2)</text:span></text:p>
              <text:p><text:span text:style-name="T33"><text:s text:c="6"/></text:span><text:span text:style-name="T33">n</text:span></text:p>
              <text:p><text:span text:style-name="T33"><text:s text:c="6"/></text:span><text:span text:style-name="T33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6" draw:text-style-name="P3" draw:layer="layout" svg:width="12.146cm" svg:height="6.093cm" svg:x="0.462cm" svg:y="7.877cm">
          <text:p/>
        </draw:rect>
        <draw:frame draw:style-name="gr2" draw:text-style-name="P16" draw:layer="layout" svg:width="5.519cm" svg:height="0.963cm" svg:x="4.6cm" svg:y="6.604cm">
          <draw:text-box>
            <text:p><text:span text:style-name="T34">Sweet-expression</text:span></text:p>
          </draw:text-box>
        </draw:frame>
        <draw:frame presentation:style-name="pr11" draw:text-style-name="P17" draw:layer="layout" svg:width="11.684cm" svg:height="6.012cm" svg:x="13.716cm" svg:y="15.324cm" presentation:class="outline" presentation:placeholder="true" presentation:user-transformed="true">
          <draw:text-box/>
        </draw:frame>
        <draw:frame draw:style-name="gr7" draw:text-style-name="P18" draw:layer="layout" svg:width="11.938cm" svg:height="3.451cm" svg:x="0.462cm" svg:y="8.383cm">
          <draw:text-box>
            <text:p><text:span text:style-name="T35">define factorial(n)</text:span></text:p>
            <text:p><text:span text:style-name="T35"><text:s text:c="2"/></text:span><text:span text:style-name="T35">if {n &lt;= 1}</text:span></text:p>
            <text:p><text:span text:style-name="T35"><text:s text:c="5"/></text:span><text:span text:style-name="T35">1</text:span></text:p>
            <text:p><text:span text:style-name="T35"><text:s text:c="5"/></text:span><text:span text:style-name="T35">{n * factorial{n - 1}}</text:span></text:p>
          </draw:text-box>
        </draw:frame>
        <draw:g xml:id="id5" draw:id="id5">
          <draw:custom-shape draw:style-name="gr8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4" draw:layer="layout" svg:width="4.193cm" svg:height="0.963cm" svg:x="18.621cm" svg:y="6.604cm">
            <draw:text-box>
              <text:p><text:span text:style-name="T32">S-expression</text:span></text:p>
            </draw:text-box>
          </draw:frame>
          <draw:frame draw:style-name="gr7" draw:text-style-name="P18" draw:layer="layout" svg:width="13.878cm" svg:height="3.451cm" svg:x="14.097cm" svg:y="8.382cm">
            <draw:text-box>
              <text:p><text:span text:style-name="T35">(define (factorial n)</text:span></text:p>
              <text:p><text:span text:style-name="T35"><text:s text:c="2"/></text:span><text:span text:style-name="T35">(if (&lt;= n 1)</text:span></text:p>
              <text:p><text:span text:style-name="T35"><text:s text:c="4"/></text:span><text:span text:style-name="T35">1</text:span></text:p>
              <text:p><text:span text:style-name="T35"><text:s text:c="4"/></text:span><text:span text:style-name="T35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19" draw:layer="layout" svg:width="24.631cm" svg:height="12.183cm" svg:x="1.399cm" svg:y="4.915cm" presentation:class="outline" presentation:user-transformed="true">
          <draw:text-box>
            <text:p><text:span text:style-name="T36">define long-and-boring?(x)</text:span></text:p>
            <text:p><text:span text:style-name="T36"><text:s text:c="2"/></text:span><text:span text:style-name="T36">cond</text:span></text:p>
            <text:p><text:span text:style-name="T36"><text:s text:c="4"/></text:span><text:span text:style-name="T36">not(pair?(x)) <text:s text:c="16"/>#f</text:span></text:p>
            <text:p><text:span text:style-name="T36"><text:s text:c="4"/></text:span><text:span text:style-name="T36">not(list?(x)) <text:s text:c="16"/>#f</text:span></text:p>
            <text:p><text:span text:style-name="T36"><text:s text:c="4"/></text:span><text:span text:style-name="T36">{length(x) &lt; boring-length}</text:span><text:span text:style-name="T36"><text:tab/></text:span><text:span text:style-name="T36"> #f</text:span></text:p>
            <text:p><text:span text:style-name="T36"><text:s text:c="4"/></text:span><text:span text:style-name="T36">#t <text:s text:c="27"/>boring?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7" draw:text-style-name="P20" draw:layer="layout" svg:width="24.631cm" svg:height="12.183cm" svg:x="1.399cm" svg:y="4.915cm" presentation:class="outline" presentation:user-transformed="true">
          <draw:text-box>
            <text:p><text:span text:style-name="T37">define unit-list(x)</text:span></text:p>
            <text:p><text:span text:style-name="T37"><text:s text:c="2"/></text:span><text:span text:style-name="T37">cond</text:span></text:p>
            <text:p><text:span text:style-name="T37"><text:s text:c="4"/></text:span><text:span text:style-name="T37">null?(x) <text:s text:c="3"/>'()</text:span></text:p>
            <text:p><text:span text:style-name="T37"><text:s text:c="4"/></text:span><text:span text:style-name="T37">pair?(x)</text:span></text:p>
            <text:p><text:span text:style-name="T37"><text:s text:c="6"/></text:span><text:span text:style-name="T37">if null?(cdr(x))</text:span></text:p>
            <text:p><text:span text:style-name="T37"><text:s text:c="8"/></text:span><text:span text:style-name="T37">unit car(x)</text:span></text:p>
            <text:p><text:span text:style-name="T37"><text:s text:c="8"/></text:span><text:span text:style-name="T37">append unit(car(x)) LISTSPACE unit-list(cdr(x))</text:span></text:p>
            <text:p><text:span text:style-name="T37"><text:s text:c="4"/></text:span><text:span text:style-name="T37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1"><text:span text:style-name="T38">Traditional s-expressions</text:span></text:p>
              </table:table-cell>
              <table:table-cell table:style-name="ce3">
                <text:p text:style-name="P22"><text:span text:style-name="T39">(message</text:span></text:p>
                <text:p text:style-name="P22"><text:span text:style-name="T39"><text:s text:c="2"/></text:span><text:span text:style-name="T39">(number-to-string</text:span></text:p>
                <text:p text:style-name="P22"><text:span text:style-name="T39"><text:s text:c="4"/></text:span><text:span text:style-name="T39">(exp (+ 1 2))))</text:span></text:p>
              </table:table-cell>
            </table:table-row>
            <table:table-row table:style-name="ro3">
              <table:table-cell table:style-name="ce2">
                <text:p text:style-name="P22"><text:span text:style-name="T38">Curly-infix-expressions</text:span></text:p>
                <text:p text:style-name="P22"><text:span text:style-name="T38">(c-expressions)</text:span></text:p>
              </table:table-cell>
              <table:table-cell table:style-name="ce3">
                <text:p text:style-name="P22"><text:span text:style-name="T39">(message</text:span></text:p>
                <text:p text:style-name="P22"><text:span text:style-name="T39"><text:s text:c="2"/></text:span><text:span text:style-name="T39">(number-to-string</text:span></text:p>
                <text:p text:style-name="P22"><text:span text:style-name="T39"><text:s text:c="4"/></text:span><text:span text:style-name="T39">(exp {1 + 2})))</text:span></text:p>
              </table:table-cell>
            </table:table-row>
            <table:table-row table:style-name="ro4">
              <table:table-cell table:style-name="ce2">
                <text:p text:style-name="P22"><text:span text:style-name="T38">Neoteric-expressions</text:span></text:p>
                <text:p text:style-name="P22"><text:span text:style-name="T38">(n-expressions)</text:span></text:p>
              </table:table-cell>
              <table:table-cell table:style-name="ce3">
                <text:p text:style-name="P22"><text:span text:style-name="T39">message(</text:span></text:p>
                <text:p text:style-name="P22"><text:span text:style-name="T39"><text:s text:c="2"/></text:span><text:span text:style-name="T39">number-to-string(</text:span></text:p>
                <text:p text:style-name="P22"><text:span text:style-name="T39"><text:s text:c="4"/></text:span><text:span text:style-name="T39">exp{1 + 2}))</text:span></text:p>
              </table:table-cell>
            </table:table-row>
            <table:table-row table:style-name="ro5">
              <table:table-cell table:style-name="ce2">
                <text:p text:style-name="P22"><text:span text:style-name="T38">Sweet-expressions</text:span></text:p>
                <text:p text:style-name="P22"><text:span text:style-name="T38">(t-expressions)</text:span></text:p>
              </table:table-cell>
              <table:table-cell table:style-name="ce3">
                <text:p text:style-name="P22"><text:span text:style-name="T39">message</text:span></text:p>
                <text:p text:style-name="P22"><text:span text:style-name="T39"><text:s text:c="2"/></text:span><text:span text:style-name="T39">number-to-string</text:span></text:p>
                <text:p text:style-name="P22"><text:span text:style-name="T39"><text:s text:c="4"/></text:span><text:span text:style-name="T39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31">neoteric</text:span></text:p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31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2 of 3)</text:p>
          </draw:text-box>
        </draw:frame>
        <draw:frame presentation:style-name="pr12" draw:text-style-name="P23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24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1" table:default-cell-style-name="ce5">
              <table:table-cell>
                <text:p><text:span text:style-name="T37">let*</text:span></text:p>
                <text:p><text:span text:style-name="T37"><text:s text:c="2"/></text:span><text:span text:style-name="T37">\\</text:span></text:p>
                <text:p><text:span text:style-name="T37"><text:s text:c="6"/></text:span><text:span text:style-name="T37">myprefix getdent(x)</text:span></text:p>
                <text:p><text:span text:style-name="T37"><text:s text:c="6"/></text:span><text:span text:style-name="T37">Newdent process(myprefix)</text:span></text:p>
                <text:p><text:span text:style-name="T37"><text:s text:c="2"/></text:span><text:span text:style-name="T37">do-stuff myprefix newdent</text:span></text:p>
              </table:table-cell>
              <table:table-cell>
                <text:p><text:span text:style-name="T37">(let*</text:span></text:p>
                <text:p><text:span text:style-name="T37"><text:s text:c="2"/></text:span><text:span text:style-name="T37">(</text:span></text:p>
                <text:p><text:span text:style-name="T37"><text:s text:c="6"/></text:span><text:span text:style-name="T37">(myprefix (getdent x))</text:span></text:p>
                <text:p><text:span text:style-name="T37"><text:s text:c="6"/></text:span><text:span text:style-name="T37">(newdent (process myprefix))</text:span></text:p>
                <text:p><text:span text:style-name="T37"><text:s text:c="2"/></text:span><text:span text:style-name="T37">(do-stuff myprefix newdent)))</text:span></text:p>
              </table:table-cell>
            </table:table-row>
            <table:table-row table:style-name="ro1" table:default-cell-style-name="ce5">
              <table:table-cell>
                <text:p><text:span text:style-name="T37">display </text:span><text:span text:style-name="T41">"</text:span><text:span text:style-name="T37">Hello!</text:span><text:span text:style-name="T41">"</text:span><text:span text:style-name="T37"> \\ force-output()</text:span></text:p>
              </table:table-cell>
              <table:table-cell>
                <text:p><text:span text:style-name="T37">(display "Hello!")</text:span></text:p>
                <text:p><text:span text:style-name="T37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3 of 3)</text:p>
          </draw:text-box>
        </draw:frame>
        <draw:frame presentation:style-name="pr12" draw:text-style-name="P23" draw:layer="layout" svg:width="25.779cm" svg:height="8.547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/tab/newline, quotes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4">
              <table:table-cell>
                <text:p text:style-name="P24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6" table:default-cell-style-name="ce6">
              <table:table-cell>
                <text:p text:style-name="P25"><text:span text:style-name="T35">run $ grep needle haystack</text:span></text:p>
              </table:table-cell>
              <table:table-cell>
                <text:p text:style-name="P25"><text:span text:style-name="T35">(run (grep needle haystack))</text:span></text:p>
              </table:table-cell>
            </table:table-row>
            <table:table-row table:style-name="ro6" table:default-cell-style-name="ce6">
              <table:table-cell>
                <text:p text:style-name="P25"><text:span text:style-name="T35">$ f(a)</text:span></text:p>
              </table:table-cell>
              <table:table-cell>
                <text:p text:style-name="P25"><text:span text:style-name="T35">((f a))</text:span></text:p>
              </table:table-cell>
            </table:table-row>
            <table:table-row table:style-name="ro1" table:default-cell-style-name="ce6">
              <table:table-cell>
                <text:p><text:span text:style-name="T35">' 1 2 3</text:span></text:p>
              </table:table-cell>
              <table:table-cell>
                <text:p text:style-name="P25"><text:span text:style-name="T35">'(1 2 3)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35">let &lt;* x 5 *&gt;</text:span></text:p>
                <text:p text:style-name="P25"><text:span text:style-name="T35"><text:s text:c="2"/></text:span><text:span text:style-name="T35">body...</text:span></text:p>
              </table:table-cell>
              <table:table-cell>
                <text:p text:style-name="P25"><text:span text:style-name="T35">(let ((x 5))</text:span></text:p>
                <text:p text:style-name="P25"><text:span text:style-name="T35"><text:s text:c="2"/></text:span><text:span text:style-name="T35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0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9" draw:text-style-name="P26" draw:layer="layout" svg:width="15.526cm" svg:height="2.301cm" svg:x="5.334cm" svg:y="17.526cm">
          <draw:text-box>
            <text:p text:style-name="P3"><text:span text:style-name="T38">All Free/Libre/Open Source Software</text:span></text:p>
            <text:p text:style-name="P3"><text:span text:style-name="T38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FI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RFI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 (draft)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Lisp" draw:style-name="dp1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31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31">list</text:span><text:span text:style-name="T42"> = sequence of 0+ elements. <text:s/>Each element is either:</text:span></text:p>
                <text:list>
                  <text:list-item>
                    <text:p><text:span text:style-name="T42">An atom (non-list such as number, string, character, symbol)</text:span></text:p>
                  </text:list-item>
                  <text:list-item>
                    <text:p><text:span text:style-name="T42">A list</text:span></text:p>
                  </text:list-item>
                </text:list>
              </text:list-item>
              <text:list-item>
                <text:p><text:span text:style-name="T42">List representation: (</text:span><text:span text:style-name="T31">whitespace-separated-elements</text:span><text:span text:style-name="T42">), e.g., (1 2 3)</text:span></text:p>
              </text:list-item>
              <text:list-item>
                <text:p><text:span text:style-name="T42">You can </text:span><text:span text:style-name="T31">evaluate</text:span><text:span text:style-name="T42"> (execute) a list. Typical (simplified) rules:</text:span></text:p>
                <text:list>
                  <text:list-item>
                    <text:p><text:span text:style-name="T42">First element evaluated</text:span></text:p>
                  </text:list-item>
                  <text:list-item>
                    <text:p><text:span text:style-name="T42">If first element procedure: Evaluate rest, call procedure with results</text:span></text:p>
                  </text:list-item>
                </text:list>
              </text:list-item>
              <text:list-item>
                <text:p><text:span text:style-name="T42">Evaluation examples (numbers evaluate to themselves):</text:span></text:p>
                <text:list>
                  <text:list-item>
                    <text:p><text:span text:style-name="T42">(+ 3 4 5) <text:s/></text:span><text:span text:style-name="T43">→ 12</text:span></text:p>
                  </text:list-item>
                  <text:list-item>
                    <text:p><text:span text:style-name="T42">(* (+ 2 4) (- 6 2)) </text:span><text:span text:style-name="T43">→ (* 6 4) → 24</text:span></text:p>
                  </text:list-item>
                </text:list>
              </text:list-item>
              <text:list-item>
                <text:p><text:span text:style-name="T42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cheme dialect, trivial program:</text:p>
                <text:list>
                  <text:list-header>
                    <text:p><text:span text:style-name="T33">(define (distance x y) ; Distance from origin</text:span></text:p>
                    <text:p><text:span text:style-name="T33"><text:s text:c="3"/></text:span><text:span text:style-name="T33">(sqrt (+ (* x x) (* y y))))</text:span></text:p>
                  </text:list-header>
                </text:list>
              </text:list-item>
              <text:list-item>
                <text:p>Example using it:</text:p>
                <text:list>
                  <text:list-header>
                    <text:p><text:span text:style-name="T33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7" draw:text-style-name="P18" draw:layer="layout" svg:width="24.631cm" svg:height="12.183cm" svg:x="1.399cm" svg:y="4.915cm" presentation:class="outline">
          <draw:text-box>
            <text:p><text:span text:style-name="T35">(define (display-even x)</text:span></text:p>
            <text:p><text:span text:style-name="T35"><text:s text:c="2"/></text:span><text:span text:style-name="T35">(if (even? x) <text:s text:c="14"/>; condition</text:span></text:p>
            <text:p><text:span text:style-name="T35"><text:s text:c="6"/></text:span><text:span text:style-name="T35">(display </text:span><text:span text:style-name="T44">"</text:span><text:span text:style-name="T35">even</text:span><text:span text:style-name="T44">"</text:span><text:span text:style-name="T35">) <text:s text:c="7"/>; true branch</text:span></text:p>
            <text:p><text:span text:style-name="T35"><text:s text:c="6"/></text:span><text:span text:style-name="T35">(display </text:span><text:span text:style-name="T44">"</text:span><text:span text:style-name="T35">not even</text:span><text:span text:style-name="T44">"</text:span><text:span text:style-name="T35">))) <text:s/>; false branch</text:span></text:p>
            <text:p><text:span text:style-name="T35"/></text:p>
            <text:p><text:span text:style-name="T35">(define (display-sign z)</text:span></text:p>
            <text:p><text:span text:style-name="T35"><text:s text:c="2"/></text:span><text:span text:style-name="T35">(cond</text:span></text:p>
            <text:p><text:span text:style-name="T35"><text:s text:c="4"/></text:span><text:span text:style-name="T35">((&lt; z 0) (display </text:span><text:span text:style-name="T44">"</text:span><text:span text:style-name="T45">negative</text:span><text:span text:style-name="T44">"</text:span><text:span text:style-name="T35">))</text:span></text:p>
            <text:p><text:span text:style-name="T35"><text:s text:c="4"/></text:span><text:span text:style-name="T35">((= z 0) (display </text:span><text:span text:style-name="T44">"</text:span><text:span text:style-name="T45">zero</text:span><text:span text:style-name="T44">"</text:span><text:span text:style-name="T35">))</text:span></text:p>
            <text:p><text:span text:style-name="T35"><text:s text:c="4"/></text:span><text:span text:style-name="T35">((&gt; z 0) (display </text:span><text:span text:style-name="T44">"</text:span><text:span text:style-name="T45">positive</text:span><text:span text:style-name="T44">"</text:span><text:span text:style-name="T35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2">Special form “quote” does this:</text:span></text:p>
                <text:list>
                  <text:list-item>
                    <text:p><text:span text:style-name="T42">(quote (1 2 3)) </text:span><text:span text:style-name="T43">→(1 2 3)</text:span></text:p>
                  </text:list-item>
                </text:list>
              </text:list-item>
              <text:list-item>
                <text:p><text:span text:style-name="T43">So common there’s an abbreviation:</text:span></text:p>
                <text:list>
                  <text:list-item>
                    <text:p><text:span text:style-name="T43">'(1 2 3) →(1 2 3)</text:span></text:p>
                  </text:list-item>
                </text:list>
              </text:list-item>
              <text:list-item>
                <text:p><text:span text:style-name="T43">Quasiquote lets you quote (e.g., a template), then “unquote” pieces (execute those parts)</text:span></text:p>
                <text:list>
                  <text:list-item>
                    <text:p><text:span text:style-name="T43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-expression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</text:list>
              </text:list-item>
              <text:list-item>
                <text:p><text:a xlink:href="#Problem" xlink:type="simple">S-expressions are notoriously awkward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4-03T17:59:24.50</dc:date>
    <meta:editing-duration>P1DT9H56M31S</meta:editing-duration>
    <meta:editing-cycles>187</meta:editing-cycles>
    <meta:generator>LibreOffice/3.6$Windows_x86 LibreOffice_project/5b93205-6e6b3fc-7830f6d-c08ad66-1d9bf4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89"/>
    <meta:user-defined meta:name="Author">David A. Wheeler</meta:user-defined>
    <meta:user-defined meta:name="URL">http://readable.sourceforge.net</meta:user-defined>
  </office:meta>
</office:document-meta>
</file>